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96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c9211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3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1cm" fo:min-width="2.622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8cm" fo:min-width="2.87cm" fo:padding-top="0.6cm" fo:padding-bottom="0.13cm" fo:padding-left="0.1cm" fo:padding-right="0.1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8pt" fo:language="en" fo:country="US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8pt" fo:language="en" fo:country="US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style:font-size-asian="14pt" style:font-size-complex="14pt"/>
    </style:style>
    <style:style style:name="P8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1" style:family="paragraph">
      <loext:graphic-properties draw:fill="solid" draw:fill-color="#daedef"/>
      <style:paragraph-properties style:writing-mode="lr-tb" style:font-independent-line-spacing="true"/>
      <style:text-properties fo:language="en" fo:country="US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  <style:text-properties fo:language="en" fo:country="US"/>
    </style:style>
    <style:style style:name="P13" style:family="paragraph">
      <style:paragraph-properties fo:margin-left="0cm" fo:margin-right="0cm" fo:text-align="start" fo:text-indent="0cm" style:punctuation-wrap="hanging" style:line-break="strict" style:writing-mode="lr-tb"/>
      <style:text-properties fo:language="en" fo:country="US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language="en" fo:country="US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17" style:family="paragraph">
      <style:paragraph-properties fo:margin-left="0cm" fo:margin-right="0cm" fo:text-indent="0cm" style:punctuation-wrap="hanging" style:line-break="strict" style:writing-mode="lr-tb"/>
      <style:text-properties fo:font-size="18pt" fo:language="en" fo:country="US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lr-tb"/>
      <style:text-properties fo:font-size="15pt" fo:language="en" fo:country="US" style:font-size-asian="15pt" style:font-size-complex="15pt"/>
    </style:style>
    <style:style style:name="P20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5pt" fo:language="en" fo:country="US" style:font-size-asian="15pt" style:font-size-complex="15pt"/>
    </style:style>
    <style:style style:name="P21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" fo:font-size="14pt" fo:language="cs" fo:country="CZ" style:font-size-asian="14pt" style:font-size-complex="14pt"/>
    </style:style>
    <style:style style:name="T2" style:family="text">
      <style:text-properties style:font-name="Arial" fo:font-size="14pt" fo:language="en" fo:country="US" style:font-size-asian="14pt" style:font-size-complex="14pt"/>
    </style:style>
    <style:style style:name="T3" style:family="text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4pt" fo:language="cs" fo:country="CZ" fo:font-weight="bold" style:font-size-asian="14pt" style:font-weight-asian="bold" style:font-size-complex="14pt" style:font-weight-complex="bold"/>
    </style:style>
    <style:style style:name="T5" style:family="text">
      <style:text-properties fo:color="#666666" style:font-name="Arial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ff0000" style:font-name="Arial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10" style:family="text">
      <style:text-properties fo:font-size="14pt" fo:language="cs" fo:country="CZ" style:font-size-asian="14pt" style:font-size-complex="14pt"/>
    </style:style>
    <style:style style:name="T11" style:family="text">
      <style:text-properties style:font-name="Arial Narrow" fo:font-size="14pt" fo:language="en" fo:country="US" style:font-size-asian="14pt" style:font-size-complex="14pt"/>
    </style:style>
    <style:style style:name="T12" style:family="text">
      <style:text-properties style:font-name="Arial Narrow" fo:font-size="16pt" fo:language="cs" fo:country="CZ" style:font-size-asian="16pt" style:font-size-complex="16pt"/>
    </style:style>
    <style:style style:name="T13" style:family="text">
      <style:text-properties fo:font-size="18pt" fo:language="cs" fo:country="CZ" fo:font-weight="bold" style:font-size-asian="18pt" style:font-weight-asian="bold" style:font-size-complex="18pt" style:font-weight-complex="bold"/>
    </style:style>
    <style:style style:name="T14" style:family="text">
      <style:text-properties style:font-name="Arial" fo:font-size="16pt" fo:language="cs" fo:country="CZ" fo:font-weight="bold" style:font-size-asian="16pt" style:font-weight-asian="bold" style:font-size-complex="16pt" style:font-weight-complex="bold"/>
    </style:style>
    <style:style style:name="T15" style:family="text">
      <style:text-properties fo:font-size="15pt" fo:language="cs" fo:country="CZ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79" draw:style-name="gr1" draw:text-style-name="P1" draw:layer="layout" svg:x1="13.564cm" svg:y1="9.488cm" svg:x2="11.633cm" svg:y2="9.488cm">
          <text:p/>
        </draw:line>
        <draw:line draw:name="Rovná spojnica 81" draw:style-name="gr1" draw:text-style-name="P1" draw:layer="layout" svg:x1="13.57cm" svg:y1="10.674cm" svg:x2="19.386cm" svg:y2="10.678cm">
          <text:p/>
        </draw:line>
        <draw:line draw:name="Rovná spojnica 82" draw:style-name="gr1" draw:text-style-name="P1" draw:layer="layout" svg:x1="13.563cm" svg:y1="10.674cm" svg:x2="13.568cm" svg:y2="9.492cm">
          <text:p/>
        </draw:line>
        <draw:line draw:name="Rovná spojnica 83" draw:style-name="gr2" draw:text-style-name="P1" draw:layer="layout" svg:x1="7.664cm" svg:y1="9.497cm" svg:x2="9.252cm" svg:y2="9.501cm">
          <text:p/>
        </draw:line>
        <draw:line draw:name="Rovná spojnica 99" draw:style-name="gr3" draw:text-style-name="P1" draw:layer="layout" svg:x1="7.62cm" svg:y1="10.096cm" svg:x2="9.111cm" svg:y2="10.096cm">
          <text:p/>
        </draw:line>
        <draw:line draw:name="Rovná spojnica 195" draw:style-name="gr4" draw:text-style-name="P1" draw:layer="layout" svg:x1="6.802cm" svg:y1="16.742cm" svg:x2="6.807cm" svg:y2="10.939cm">
          <text:p/>
        </draw:line>
        <draw:line draw:name="Rovná spojnica 197" draw:style-name="gr4" draw:text-style-name="P1" draw:layer="layout" svg:x1="6.804cm" svg:y1="10.94cm" svg:x2="9.111cm" svg:y2="10.944cm">
          <text:p/>
        </draw:line>
        <draw:line draw:name="Rovná spojnica 144" draw:style-name="gr3" draw:text-style-name="P1" draw:layer="layout" svg:x1="16.095cm" svg:y1="7.249cm" svg:x2="16.091cm" svg:y2="8.042cm">
          <text:p/>
        </draw:line>
        <draw:line draw:name="Rovná spojnica 68" draw:style-name="gr4" draw:text-style-name="P1" draw:layer="layout" svg:x1="1.592cm" svg:y1="8.554cm" svg:x2="2.306cm" svg:y2="8.558cm">
          <text:p/>
        </draw:line>
        <draw:line draw:name="Rovná spojnica 70" draw:style-name="gr4" draw:text-style-name="P1" draw:layer="layout" svg:x1="2.703cm" svg:y1="8.558cm" svg:x2="5.68cm" svg:y2="8.563cm">
          <text:p/>
        </draw:line>
        <draw:line draw:name="Rovná spojnica 73" draw:style-name="gr4" draw:text-style-name="P1" draw:layer="layout" svg:x1="5.68cm" svg:y1="8.562cm" svg:x2="7.664cm" svg:y2="8.557cm">
          <text:p/>
        </draw:line>
        <draw:line draw:name="Rovná spojnica 85" draw:style-name="gr4" draw:text-style-name="P1" draw:layer="layout" svg:x1="7.668cm" svg:y1="8.36cm" svg:x2="7.663cm" svg:y2="13.916cm">
          <text:p/>
        </draw:line>
        <draw:line draw:name="Rovná spojnica 122" draw:style-name="gr4" draw:text-style-name="P1" draw:layer="layout" svg:x1="11.633cm" svg:y1="8.311cm" svg:x2="15.906cm" svg:y2="8.307cm">
          <text:p/>
        </draw:line>
        <draw:line draw:name="Rovná spojnica 124" draw:style-name="gr4" draw:text-style-name="P1" draw:layer="layout" svg:x1="13.851cm" svg:y1="9.762cm" svg:x2="15.906cm" svg:y2="9.767cm">
          <text:p/>
        </draw:line>
        <draw:line draw:name="Rovná spojnica 127" draw:style-name="gr4" draw:text-style-name="P1" draw:layer="layout" svg:x1="16.091cm" svg:y1="9.06cm" svg:x2="19.412cm" svg:y2="9.047cm">
          <text:p/>
        </draw:line>
        <draw:line draw:name="Rovná spojnica 142" draw:style-name="gr4" draw:text-style-name="P1" draw:layer="layout" svg:x1="20.21cm" svg:y1="9.061cm" svg:x2="24.531cm" svg:y2="9.065cm">
          <text:p/>
        </draw:line>
        <draw:line draw:name="Rovná spojnica 203" draw:style-name="gr4" draw:text-style-name="P1" draw:layer="layout" svg:x1="13.851cm" svg:y1="13.721cm" svg:x2="13.855cm" svg:y2="9.788cm">
          <text:p/>
        </draw:line>
        <draw:line draw:name="Rovná spojnica 211" draw:style-name="gr4" draw:text-style-name="P1" draw:layer="layout" svg:x1="13.855cm" svg:y1="13.722cm" svg:x2="11.633cm" svg:y2="13.718cm">
          <text:p/>
        </draw:line>
        <draw:line draw:name="Rovná spojnica 97" draw:style-name="gr3" draw:text-style-name="P1" draw:layer="layout" svg:x1="7.664cm" svg:y1="8.36cm" svg:x2="9.252cm" svg:y2="8.364cm">
          <text:p/>
        </draw:line>
        <draw:line draw:name="Rovná spojnica 102" draw:style-name="gr3" draw:text-style-name="P1" draw:layer="layout" svg:x1="7.664cm" svg:y1="13.916cm" svg:x2="8.678cm" svg:y2="13.906cm">
          <text:p/>
        </draw:line>
        <draw:line draw:name="Rovná spojnica 215" draw:style-name="gr3" draw:text-style-name="P1" draw:layer="layout" svg:x1="18.313cm" svg:y1="8.358cm" svg:x2="16.632cm" svg:y2="8.371cm">
          <text:p/>
        </draw:line>
        <draw:line draw:name="Rovná spojnica 221" draw:style-name="gr3" draw:text-style-name="P1" draw:layer="layout" svg:x1="2.518cm" svg:y1="7.962cm" svg:x2="2.522cm" svg:y2="7.645cm">
          <text:p/>
        </draw:line>
        <draw:line draw:name="Rovná spojnica 223" draw:style-name="gr3" draw:text-style-name="P1" draw:layer="layout" svg:x1="9.512cm" svg:y1="7.646cm" svg:x2="9.516cm" svg:y2="7.328cm">
          <text:p/>
        </draw:line>
        <draw:custom-shape draw:name="BlokTextu 234" draw:style-name="gr5" draw:text-style-name="P3" draw:layer="layout" svg:width="0.998cm" svg:height="0.793cm" svg:x="1.343cm" svg:y="7.848cm">
          <text:list text:style-name="L1">
            <text:list-header>
              <text:p text:style-name="P2"><text:span text:style-name="T1">PC</text:span><text:span text:style-name="T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6" draw:text-style-name="P5" draw:layer="layout" svg:width="0.888cm" svg:height="0.793cm" svg:x="2.687cm" svg:y="7.804cm">
          <text:list text:style-name="L1">
            <text:list-header>
              <text:p text:style-name="P4"><text:span text:style-name="T1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7" draw:text-style-name="P7" draw:layer="layout" svg:width="1.171cm" svg:height="0.793cm" svg:x="6.178cm" svg:y="7.765cm">
          <text:list text:style-name="L1">
            <text:list-header>
              <text:p text:style-name="P6"><text:span text:style-name="T2">Ins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" draw:style-name="gr8" draw:text-style-name="P7" draw:layer="layout" svg:width="1.467cm" svg:height="0.793cm" svg:x="7.7cm" svg:y="7.646cm">
          <text:list text:style-name="L1">
            <text:list-header>
              <text:p text:style-name="P6"><text:span text:style-name="T3">19:</text:span><text:span text:style-name="T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2" draw:style-name="gr9" draw:text-style-name="P7" draw:layer="layout" svg:width="3.013cm" svg:height="1.385cm" svg:x="7.72cm" svg:y="12.303cm">
          <text:list text:style-name="L1">
            <text:list-header>
              <text:p text:style-name="P6"><text:span text:style-name="T3">31:25, </text:span><text:span text:style-name="T5">24:20</text:span></text:p>
            </text:list-header>
            <text:list-item>
              <text:p text:style-name="P6"><text:span text:style-name="T6">11:7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10" draw:text-style-name="P7" draw:layer="layout" svg:width="1.277cm" svg:height="0.793cm" svg:x="14.275cm" svg:y="7.487cm">
          <text:list text:style-name="L1">
            <text:list-header>
              <text:p text:style-name="P6"><text:span text:style-name="T2">S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11" draw:text-style-name="P7" draw:layer="layout" svg:width="1.277cm" svg:height="0.793cm" svg:x="14.189cm" svg:y="9.035cm">
          <text:list text:style-name="L1">
            <text:list-header>
              <text:p text:style-name="P6"><text:span text:style-name="T2">Src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12" draw:text-style-name="P7" draw:layer="layout" svg:width="1.218cm" svg:height="0.793cm" svg:x="17.125cm" svg:y="7.518cm">
          <text:list text:style-name="L1">
            <text:list-header>
              <text:p text:style-name="P6"><text:span text:style-name="T2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13" draw:text-style-name="P3" draw:layer="layout" svg:width="1.718cm" svg:height="0.793cm" svg:x="17.099cm" svg:y="8.92cm">
          <text:list text:style-name="L1">
            <text:list-header>
              <text:p text:style-name="P2"><text:span text:style-name="T2">Alu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" draw:style-name="gr14" draw:text-style-name="P7" draw:layer="layout" svg:width="2.154cm" svg:height="0.793cm" svg:x="12.127cm" svg:y="13.546cm">
          <text:list text:style-name="L1">
            <text:list-header>
              <text:p text:style-name="P6"><text:span text:style-name="T2">SignI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15" draw:text-style-name="P3" draw:layer="layout" svg:width="2.429cm" svg:height="0.793cm" svg:x="21.564cm" svg:y="9.136cm">
          <text:list text:style-name="L1">
            <text:list-header>
              <text:p text:style-name="P2"><text:span text:style-name="T2">Read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3" draw:text-style-name="P1" draw:layer="layout" svg:x1="19.643cm" svg:y1="7.565cm" svg:x2="19.648cm" svg:y2="7.248cm">
          <text:p/>
        </draw:line>
        <draw:g draw:name="Skupina 19">
          <draw:custom-shape draw:name="Obdĺžnik 6" draw:style-name="gr16" draw:text-style-name="P9" draw:layer="layout" svg:width="2.183cm" svg:height="3.77cm" svg:x="3.497cm" svg:y="7.566cm">
            <text:list text:style-name="L2">
              <text:list-header>
                <text:p text:style-name="P8"><text:span text:style-name="T7"/></text:p>
                <text:p text:style-name="P8"><text:span text:style-name="T8">Instr. 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17" draw:text-style-name="P10" draw:layer="layout" svg:width="2.183cm" svg:height="0.877cm" svg:x="3.497cm" svg:y="8.122cm">
            <text:p text:style-name="P8"><text:span text:style-name="T9">A <text:s text:c="2"/>RD</text:span></text:p>
            <draw:enhanced-geometry svg:viewBox="0 0 21600 21600" draw:type="mso-spt202" draw:enhanced-path="M 0 0 L 21600 0 21600 21600 0 21600 0 0 Z N"/>
          </draw:custom-shape>
        </draw:g>
        <draw:custom-shape draw:name="Voľná forma 14" draw:style-name="gr18" draw:text-style-name="P9" draw:layer="layout" svg:width="1.032cm" svg:height="2.461cm" svg:x="15.615cm" svg:y="7.791cm">
          <text:p/>
          <draw:enhanced-geometry svg:viewBox="0 0 371475 885825" draw:extrusion-allowed="true" draw:text-areas="0 0 371475 885825" draw:glue-points="0 0 371475 114300 361950 781050 9525 885825 0 504825 171450 457200 9525 390525 0 0 171450 457200" draw:type="mso-spt100" draw:enhanced-path="M 0 0 L 371475 114300 361950 781050 9525 885825 0 504825 171450 457200 9525 390525 0 0 Z N"/>
        </draw:custom-shape>
        <draw:g draw:name="Skupina 24">
          <draw:custom-shape draw:name="Obdĺžnik 15" draw:style-name="gr16" draw:text-style-name="P9" draw:layer="layout" svg:width="2.183cm" svg:height="3.77cm" svg:x="18.975cm" svg:y="7.566cm">
            <text:list text:style-name="L2">
              <text:list-header>
                <text:p text:style-name="P8"><text:span text:style-name="T7"/></text:p>
                <text:p text:style-name="P8"><text:span text:style-name="T10">Data 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" draw:style-name="gr17" draw:text-style-name="P10" draw:layer="layout" svg:width="2.434cm" svg:height="0.877cm" svg:x="18.896cm" svg:y="8.519cm">
            <text:p text:style-name="P8"><text:span text:style-name="T9">A <text:s text:c="4"/>RD</text:span></text:p>
            <draw:enhanced-geometry svg:viewBox="0 0 21600 21600" draw:type="mso-spt202" draw:enhanced-path="M 0 0 L 21600 0 21600 21600 0 21600 0 0 Z N"/>
          </draw:custom-shape>
          <draw:custom-shape draw:name="BlokTextu 17" draw:style-name="gr17" draw:text-style-name="P10" draw:layer="layout" svg:width="1.389cm" svg:height="0.877cm" svg:x="18.975cm" svg:y="10.344cm">
            <text:p text:style-name="P8"><text:span text:style-name="T9">WD</text:span></text:p>
            <draw:enhanced-geometry svg:viewBox="0 0 21600 21600" draw:type="mso-spt202" draw:enhanced-path="M 0 0 L 21600 0 21600 21600 0 21600 0 0 Z N"/>
          </draw:custom-shape>
          <draw:custom-shape draw:name="BlokTextu 18" draw:style-name="gr17" draw:text-style-name="P10" draw:layer="layout" svg:width="1.389cm" svg:height="0.877cm" svg:x="19.835cm" svg:y="7.566cm">
            <text:p text:style-name="P8"><text:span text:style-name="T9">WE</text:span></text:p>
            <draw:enhanced-geometry svg:viewBox="0 0 21600 21600" draw:type="mso-spt202" draw:enhanced-path="M 0 0 L 21600 0 21600 21600 0 21600 0 0 Z N"/>
          </draw:custom-shape>
          <draw:custom-shape draw:name="Rovnoramenný trojuholník 21" draw:style-name="gr19" draw:text-style-name="P11" draw:layer="layout" svg:width="0.397cm" svg:height="0.396cm" svg:x="19.412cm" svg:y="7.56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">
          <draw:custom-shape draw:name="Obdĺžnik 9" draw:style-name="gr20" draw:text-style-name="P9" draw:layer="layout" svg:width="2.822cm" svg:height="3.691cm" svg:x="9.111cm" svg:y="7.645cm">
            <text:list text:style-name="L2">
              <text:list-header>
                <text:p text:style-name="P8"><text:span text:style-name="T7"/></text:p>
                <text:p text:style-name="P8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10">Reg.</text:span></text:p>
                <text:p text:style-name="P12"><text:span text:style-name="T10"><text:s text:c="2"/></text:span><text:span text:style-name="T10">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" draw:style-name="gr17" draw:text-style-name="P10" draw:layer="layout" svg:width="2.822cm" svg:height="0.877cm" svg:x="9.111cm" svg:y="7.871cm">
            <text:p text:style-name="P8"><text:span text:style-name="T9">A1 <text:s text:c="3"/>RD1</text:span></text:p>
            <draw:enhanced-geometry svg:viewBox="0 0 21600 21600" draw:type="mso-spt202" draw:enhanced-path="M 0 0 L 21600 0 21600 21600 0 21600 0 0 Z N"/>
          </draw:custom-shape>
          <draw:custom-shape draw:name="BlokTextu 11" draw:style-name="gr17" draw:text-style-name="P10" draw:layer="layout" svg:width="2.822cm" svg:height="0.877cm" svg:x="9.111cm" svg:y="8.902cm">
            <text:p text:style-name="P8"><text:span text:style-name="T9">A2 <text:s text:c="3"/>RD2</text:span></text:p>
            <draw:enhanced-geometry svg:viewBox="0 0 21600 21600" draw:type="mso-spt202" draw:enhanced-path="M 0 0 L 21600 0 21600 21600 0 21600 0 0 Z N"/>
          </draw:custom-shape>
          <draw:custom-shape draw:name="BlokTextu 12" draw:style-name="gr17" draw:text-style-name="P14" draw:layer="layout" svg:width="1.587cm" svg:height="1.553cm" svg:x="9.111cm" svg:y="9.67cm">
            <text:p text:style-name="P13"><text:span text:style-name="T9">A3</text:span></text:p>
            <text:p text:style-name="P13"><text:span text:style-name="T9">WD3</text:span></text:p>
            <draw:enhanced-geometry svg:viewBox="0 0 21600 21600" draw:type="mso-spt202" draw:enhanced-path="M 0 0 L 21600 0 21600 21600 0 21600 0 0 Z N"/>
          </draw:custom-shape>
          <draw:custom-shape draw:name="BlokTextu 13" draw:style-name="gr17" draw:text-style-name="P14" draw:layer="layout" svg:width="1.587cm" svg:height="0.877cm" svg:x="9.852cm" svg:y="7.421cm">
            <text:p text:style-name="P13"><text:span text:style-name="T9">WE3</text:span></text:p>
            <draw:enhanced-geometry svg:viewBox="0 0 21600 21600" draw:type="mso-spt202" draw:enhanced-path="M 0 0 L 21600 0 21600 21600 0 21600 0 0 Z N"/>
          </draw:custom-shape>
          <draw:custom-shape draw:name="Rovnoramenný trojuholník 22" draw:style-name="gr19" draw:text-style-name="P11" draw:layer="layout" svg:width="0.352cm" svg:height="0.396cm" svg:x="9.322cm" svg:y="7.64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BlokTextu 238" draw:style-name="gr21" draw:text-style-name="P3" draw:layer="layout" svg:width="1.167cm" svg:height="0.793cm" svg:x="7.735cm" svg:y="9.444cm">
          <text:list text:style-name="L1">
            <text:list-header>
              <text:p text:style-name="P2"><text:span text:style-name="T3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53" draw:style-name="gr22" draw:text-style-name="P11" draw:layer="layout" svg:width="0.397cm" svg:height="1.191cm" svg:x="2.306cm" svg:y="7.963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9" draw:text-style-name="P11" draw:layer="layout" svg:width="0.397cm" svg:height="0.397cm" svg:x="2.306cm" svg:y="7.92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71" draw:style-name="gr23" draw:text-style-name="P16" draw:layer="layout" svg:width="0.989cm" svg:height="0.793cm" svg:x="15.676cm" svg:y="8.161cm">
          <text:list text:style-name="L1">
            <text:list-header>
              <text:p text:style-name="P15"><text:span text:style-name="T11">A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47" draw:style-name="gr24" draw:text-style-name="P16" draw:layer="layout" svg:width="2.594cm" svg:height="0.877cm" svg:x="15.201cm" svg:y="6.499cm">
          <text:list text:style-name="L1">
            <text:list-header>
              <text:p text:style-name="P15"><text:span text:style-name="T12">ALU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4" draw:style-name="gr3" draw:text-style-name="P1" draw:layer="layout" svg:x1="10.591cm" svg:y1="7.645cm" svg:x2="10.596cm" svg:y2="6.825cm">
          <text:p/>
        </draw:line>
        <draw:custom-shape draw:name="BlokTextu 65" draw:style-name="gr25" draw:text-style-name="P16" draw:layer="layout" svg:width="3.03cm" svg:height="0.877cm" svg:x="9.21cm" svg:y="6.058cm">
          <text:list text:style-name="L1">
            <text:list-header>
              <text:p text:style-name="P15"><text:span text:style-name="T12">RegWrite = 0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91" draw:style-name="gr4" draw:text-style-name="P1" draw:layer="layout" svg:x1="24.531cm" svg:y1="9.065cm" svg:x2="24.527cm" svg:y2="16.738cm">
          <text:p/>
        </draw:line>
        <draw:line draw:name="Rovná spojnica 193" draw:style-name="gr4" draw:text-style-name="P1" draw:layer="layout" svg:x1="24.53cm" svg:y1="16.738cm" svg:x2="6.803cm" svg:y2="16.734cm">
          <text:p/>
        </draw:line>
        <draw:line draw:name="Rovná spojnica 80" draw:style-name="gr4" draw:text-style-name="P1" draw:layer="layout" svg:x1="4.277cm" svg:y1="12.936cm" svg:x2="5.481cm" svg:y2="12.923cm">
          <text:p/>
        </draw:line>
        <draw:line draw:name="Rovná spojnica 68_0" draw:style-name="gr4" draw:text-style-name="P1" draw:layer="layout" svg:x1="0.697cm" svg:y1="8.554cm" svg:x2="2.306cm" svg:y2="8.558cm">
          <text:p/>
        </draw:line>
        <draw:line draw:name="Rovná spojnica 66" draw:style-name="gr4" draw:text-style-name="P1" draw:layer="layout" svg:x1="3.302cm" svg:y1="8.558cm" svg:x2="3.297cm" svg:y2="12.13cm">
          <text:p/>
        </draw:line>
        <draw:line draw:name="Rovná spojnica 67" draw:style-name="gr4" draw:text-style-name="P1" draw:layer="layout" svg:x1="3.298cm" svg:y1="12.13cm" svg:x2="3.894cm" svg:y2="12.135cm">
          <text:p/>
        </draw:line>
        <draw:line draw:name="Rovná spojnica 69" draw:style-name="gr4" draw:text-style-name="P1" draw:layer="layout" svg:x1="3.298cm" svg:y1="13.718cm" svg:x2="3.894cm" svg:y2="13.722cm">
          <text:p/>
        </draw:line>
        <draw:line draw:name="Rovná spojnica 71" draw:style-name="gr4" draw:text-style-name="P1" draw:layer="layout" svg:x1="5.485cm" svg:y1="12.924cm" svg:x2="5.48cm" svg:y2="15.107cm">
          <text:p/>
        </draw:line>
        <draw:line draw:name="Rovná spojnica 74" draw:style-name="gr4" draw:text-style-name="P1" draw:layer="layout" svg:x1="0.719cm" svg:y1="15.116cm" svg:x2="0.697cm" svg:y2="8.554cm">
          <text:p/>
        </draw:line>
        <draw:custom-shape draw:name="BlokTextu 75" draw:style-name="gr26" draw:text-style-name="P18" draw:layer="layout" svg:width="1.017cm" svg:height="0.937cm" svg:x="2.375cm" svg:y="13.25cm">
          <text:list text:style-name="L2">
            <text:list-header>
              <text:p text:style-name="P17"><text:span text:style-name="T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Voľná forma 76" draw:style-name="gr18" draw:text-style-name="P11" draw:layer="layout" svg:width="1.032cm" svg:height="2.461cm" svg:x="3.801cm" svg:y="11.667cm">
          <text:p/>
          <draw:enhanced-geometry svg:viewBox="0 0 371475 885825" draw:extrusion-allowed="true" draw:text-areas="0 0 371475 885825" draw:glue-points="0 0 371475 114300 361950 781050 9525 885825 0 504825 171450 457200 9525 390525 0 0" draw:type="mso-spt100" draw:enhanced-path="M 0 0 L 371475 114300 361950 781050 9525 885825 0 504825 171450 457200 9525 390525 0 0 Z N"/>
        </draw:custom-shape>
        <draw:custom-shape draw:name="BlokTextu 82" draw:style-name="gr27" draw:text-style-name="P7" draw:layer="layout" svg:width="2.128cm" svg:height="0.793cm" svg:x="1.088cm" svg:y="14.392cm">
          <text:list text:style-name="L1">
            <text:list-header>
              <text:p text:style-name="P6"><text:span text:style-name="T2">PCPlus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72" draw:style-name="gr4" draw:text-style-name="P1" draw:layer="layout" svg:x1="5.481cm" svg:y1="15.115cm" svg:x2="0.719cm" svg:y2="15.11cm">
          <text:p/>
        </draw:line>
        <draw:custom-shape draw:name="BlokTextu 77" draw:style-name="gr17" draw:text-style-name="P18" draw:layer="layout" svg:width="0.993cm" svg:height="0.963cm" svg:x="4.106cm" svg:y="12.461cm">
          <text:list text:style-name="L2">
            <text:list-header>
              <text:p text:style-name="P17"><text:span text:style-name="T13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88" draw:style-name="gr3" draw:text-style-name="P1" draw:layer="layout" svg:x1="20.479cm" svg:y1="7.533cm" svg:x2="20.483cm" svg:y2="6.788cm">
          <text:p/>
        </draw:line>
        <draw:custom-shape draw:name="BlokTextu 89" draw:style-name="gr28" draw:text-style-name="P3" draw:layer="layout" svg:width="3.995cm" svg:height="0.877cm" svg:x="19.056cm" svg:y="6.057cm">
          <text:list text:style-name="L1">
            <text:list-header>
              <text:p text:style-name="P2"><text:span text:style-name="T14">MemWrite = 1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78" draw:style-name="gr29" draw:text-style-name="P3" draw:layer="layout" svg:width="1.468cm" svg:height="0.793cm" svg:x="7.718cm" svg:y="8.858cm">
          <text:list text:style-name="L1">
            <text:list-header>
              <text:p text:style-name="P2"><text:span text:style-name="T3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Voľná forma 52_2" draw:style-name="gr30" draw:text-style-name="P20" draw:layer="layout" svg:width="3.069cm" svg:height="1.667cm" svg:x="8.565cm" svg:y="12.927cm">
          <text:list text:style-name="L2">
            <text:list-header>
              <text:p text:style-name="P19"><text:span text:style-name="T15">Imm decod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BlokTextu 113_1" draw:style-name="gr31" draw:text-style-name="P7" draw:layer="layout" svg:width="2.395cm" svg:height="0.793cm" svg:x="14.345cm" svg:y="10.541cm">
          <text:list text:style-name="L1">
            <text:list-header>
              <text:p text:style-name="P6"><text:span text:style-name="T2">Write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21M47S</meta:editing-duration>
    <meta:editing-cycles>276</meta:editing-cycles>
    <meta:generator>LibreOffice/6.4.7.2$Linux_X86_64 LibreOffice_project/40$Build-2</meta:generator>
    <dc:date>2022-12-15T16:13:25.236560806</dc:date>
    <dc:description>https://cw.fel.cvut.cz/wiki/courses/b35apo/start</dc:description>
    <dc:subject>B35APO - Computer Architectures</dc:subject>
    <dc:title>Central Processing Unit (CPU)</dc:title>
    <meta:document-statistic meta:object-count="106"/>
  </office:meta>
</office:document-meta>
</file>